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ManagerImpl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ManagerImpl.getServletContext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dexManager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ManagerImpl.getIndex( String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dexManagerImpl.index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ManagerImpl.addIndexes( Configuration configuration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IndexManagerImpl.remove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ManagerImpl.addIndexes( Source conf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dexManagerImpl.addIndex( Index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ManagerImpl.getUniversalName( String namespace ,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ManagerImpl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ManagerImpl.contains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dexManagerImpl.addMetaDataFieldDefinitions( MetaDataFieldRegistry registry , IndexStructure indexStructu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dexManagerImpl.loadIndexe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